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dcb3" officeooo:paragraph-rsid="001db9f7"/>
    </style:style>
    <style:style style:name="P2" style:family="paragraph" style:parent-style-name="Standard">
      <style:paragraph-properties fo:text-align="justify" style:justify-single-word="false"/>
      <style:text-properties officeooo:rsid="001faf4b" officeooo:paragraph-rsid="001faf4b"/>
    </style:style>
    <style:style style:name="P3" style:family="paragraph" style:parent-style-name="Standard">
      <style:paragraph-properties fo:text-align="justify" style:justify-single-word="false"/>
      <style:text-properties officeooo:rsid="00163657" officeooo:paragraph-rsid="00203e17"/>
    </style:style>
    <style:style style:name="P4" style:family="paragraph" style:parent-style-name="Standard">
      <style:paragraph-properties fo:text-align="justify" style:justify-single-word="false"/>
      <style:text-properties officeooo:rsid="0011b2e3" officeooo:paragraph-rsid="001db9f7"/>
    </style:style>
    <style:style style:name="P5" style:family="paragraph" style:parent-style-name="Standard">
      <style:text-properties fo:color="#007826" officeooo:rsid="0011b2e3" officeooo:paragraph-rsid="001db9f7"/>
    </style:style>
    <style:style style:name="P6" style:family="paragraph" style:parent-style-name="Standard">
      <style:text-properties fo:color="#000000" fo:font-weight="normal" officeooo:rsid="0011b2e3" officeooo:paragraph-rsid="001db9f7" style:font-weight-asian="normal" style:font-weight-complex="normal"/>
    </style:style>
    <style:style style:name="P7" style:family="paragraph" style:parent-style-name="Standard">
      <style:text-properties fo:language="fr" fo:country="FR" officeooo:rsid="0013f2dd" officeooo:paragraph-rsid="001db9f7" fo:background-color="transparent"/>
    </style:style>
    <style:style style:name="P8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9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 style:font-weight-complex="bold"/>
    </style:style>
    <style:style style:name="P10" style:family="paragraph" style:parent-style-name="Standard">
      <style:text-properties fo:language="en" fo:country="US" fo:font-style="italic" officeooo:rsid="0019fea1" officeooo:paragraph-rsid="001db9f7" fo:background-color="transparent" style:font-style-asian="italic" style:font-style-complex="italic"/>
    </style:style>
    <style:style style:name="P11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9fea1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fr" fo:country="FR" officeooo:rsid="0013f2dd" officeooo:paragraph-rsid="001db9f7" fo:background-color="transparen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 style:font-weight-complex="bold"/>
    </style:style>
    <style:style style:name="P15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203e17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 style:font-weight-complex="bold"/>
    </style:style>
    <style:style style:name="P16" style:family="paragraph" style:parent-style-name="Standard">
      <style:text-properties fo:font-variant="normal" fo:text-transform="none" fo:color="#252525" style:font-name="Liberation Serif" fo:font-size="12pt" fo:letter-spacing="normal" fo:language="fr" fo:country="FR" fo:font-style="normal" fo:font-weight="normal" officeooo:rsid="00203e17" officeooo:paragraph-rsid="00203e17" fo:background-color="transparent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bold"/>
    </style:style>
    <style:style style:name="P17" style:family="paragraph" style:parent-style-name="Standard">
      <style:text-properties fo:font-variant="normal" fo:text-transform="none" fo:color="#252525" style:font-name="sans-serif" fo:font-size="12pt" fo:letter-spacing="normal" fo:language="fr" fo:country="FR" fo:font-style="italic" fo:font-weight="normal" officeooo:rsid="0013f2dd" officeooo:paragraph-rsid="001db9f7" fo:background-color="transparent" style:font-size-asian="12pt" style:language-asian="fr" style:country-asian="FR" style:font-style-asian="italic" style:font-weight-asian="normal" style:font-size-complex="12pt" style:language-complex="ar" style:country-complex="SA" style:font-style-complex="italic" style:font-weight-complex="bold"/>
    </style:style>
    <style:style style:name="P18" style:family="paragraph" style:parent-style-name="Standard">
      <style:text-properties fo:font-variant="normal" fo:text-transform="none" fo:color="#252525" style:font-name="Liberation Serif" fo:font-size="14pt" fo:letter-spacing="normal" fo:language="fr" fo:country="FR" fo:font-style="italic" fo:font-weight="normal" officeooo:rsid="001d864b" officeooo:paragraph-rsid="00203e17" fo:background-color="transparent" style:font-size-asian="12.25pt" style:language-asian="fr" style:country-asian="FR" style:font-style-asian="italic" style:font-weight-asian="normal" style:font-size-complex="14pt" style:language-complex="ar" style:country-complex="SA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rsid="0010dcb3" officeooo:paragraph-rsid="001db9f7"/>
    </style:style>
    <style:style style:name="P20" style:family="paragraph" style:parent-style-name="Standard">
      <style:text-properties officeooo:rsid="0010dcb3" officeooo:paragraph-rsid="001db9f7"/>
    </style:style>
    <style:style style:name="P21" style:family="paragraph" style:parent-style-name="Standard">
      <style:paragraph-properties fo:text-align="justify" style:justify-single-word="false"/>
      <style:text-properties officeooo:rsid="00163657" officeooo:paragraph-rsid="00203e17"/>
    </style:style>
    <style:style style:name="P22" style:family="paragraph" style:parent-style-name="Standard">
      <style:paragraph-properties fo:text-align="justify" style:justify-single-word="false"/>
      <style:text-properties officeooo:rsid="0011b2e3" officeooo:paragraph-rsid="001db9f7"/>
    </style:style>
    <style:style style:name="P23" style:family="paragraph" style:parent-style-name="Standard">
      <style:text-properties officeooo:rsid="0011b2e3" officeooo:paragraph-rsid="001db9f7"/>
    </style:style>
    <style:style style:name="P24" style:family="paragraph" style:parent-style-name="Standard">
      <style:text-properties fo:color="#007826" officeooo:rsid="0011b2e3" officeooo:paragraph-rsid="001db9f7"/>
    </style:style>
    <style:style style:name="P25" style:family="paragraph" style:parent-style-name="Standard">
      <style:text-properties fo:color="#000000" fo:font-weight="normal" officeooo:rsid="0011b2e3" officeooo:paragraph-rsid="001db9f7" style:font-weight-asian="normal" style:font-weight-complex="normal"/>
    </style:style>
    <style:style style:name="P26" style:family="paragraph" style:parent-style-name="Standard">
      <style:text-properties fo:color="#000000" fo:font-weight="bold" officeooo:rsid="0011b2e3" officeooo:paragraph-rsid="001db9f7" style:font-weight-asian="bold" style:font-weight-complex="bold"/>
    </style:style>
    <style:style style:name="P27" style:family="paragraph" style:parent-style-name="Standard">
      <style:text-properties fo:language="fr" fo:country="FR" officeooo:rsid="0013f2dd" officeooo:paragraph-rsid="001db9f7" fo:background-color="transparent"/>
    </style:style>
    <style:style style:name="P28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29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 style:font-weight-complex="bold"/>
    </style:style>
    <style:style style:name="P30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efae7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 style:font-weight-complex="normal"/>
    </style:style>
    <style:style style:name="P31" style:family="paragraph" style:parent-style-name="Standard">
      <style:text-properties fo:font-variant="normal" fo:text-transform="none" fo:color="#252525" style:font-name="Liberation Serif" fo:font-size="12pt" fo:letter-spacing="normal" fo:language="fr" fo:country="FR" fo:font-style="normal" fo:font-weight="normal" officeooo:rsid="00203e17" officeooo:paragraph-rsid="00203e17" fo:background-color="transparent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bold"/>
    </style:style>
    <style:style style:name="P32" style:family="paragraph" style:parent-style-name="Standard">
      <style:text-properties fo:font-variant="normal" fo:text-transform="none" fo:color="#252525" style:font-name="Liberation Serif" fo:font-size="12pt" fo:letter-spacing="normal" fo:language="fr" fo:country="FR" fo:font-style="normal" fo:font-weight="normal" officeooo:rsid="0020e62e" officeooo:paragraph-rsid="001db9f7" fo:background-color="transparent" style:font-size-asian="10.5pt" style:language-asian="fr" style:country-asian="FR" style:font-style-asian="normal" style:font-weight-asian="normal" style:font-size-complex="12pt" style:language-complex="ar" style:country-complex="SA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252525" style:font-name="Liberation Serif" fo:font-size="12pt" fo:letter-spacing="normal" fo:language="fr" fo:country="FR" fo:font-style="normal" fo:font-weight="bold" officeooo:rsid="00127acb" officeooo:paragraph-rsid="001db9f7" fo:background-color="transparent" style:font-size-asian="10.5pt" style:language-asian="fr" style:country-asian="FR" style:font-style-asian="normal" style:font-weight-asian="bold" style:font-size-complex="12pt" style:language-complex="ar" style:country-complex="SA" style:font-style-complex="normal" style:font-weight-complex="bold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language="fr" fo:country="FR" fo:font-style="normal" fo:font-weight="normal" officeooo:rsid="0011b2e3" officeooo:paragraph-rsid="001db9f7" fo:background-color="transparent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normal"/>
    </style:style>
    <style:style style:name="P35" style:family="paragraph" style:parent-style-name="Standard">
      <style:text-properties officeooo:rsid="00203e17" officeooo:paragraph-rsid="00203e17"/>
    </style:style>
    <style:style style:name="P36" style:family="paragraph" style:parent-style-name="Standard">
      <style:text-properties fo:color="#007826" officeooo:rsid="0011b2e3" officeooo:paragraph-rsid="001db9f7"/>
    </style:style>
    <style:style style:name="P37" style:family="paragraph" style:parent-style-name="Standard">
      <style:text-properties fo:language="fr" fo:country="FR" officeooo:rsid="0013f2dd" officeooo:paragraph-rsid="001db9f7" fo:background-color="transparent"/>
    </style:style>
    <style:style style:name="P38" style:family="paragraph" style:parent-style-name="Standard" style:list-style-name="L8">
      <style:paragraph-properties fo:text-align="justify" style:justify-single-word="false"/>
      <style:text-properties officeooo:rsid="0010dcb3" officeooo:paragraph-rsid="001db9f7"/>
    </style:style>
    <style:style style:name="P39" style:family="paragraph" style:parent-style-name="Standard">
      <style:paragraph-properties fo:text-align="justify" style:justify-single-word="false"/>
      <style:text-properties officeooo:rsid="0010dcb3" officeooo:paragraph-rsid="001db9f7"/>
    </style:style>
    <style:style style:name="P40" style:family="paragraph" style:parent-style-name="Standard" style:list-style-name="L8">
      <style:paragraph-properties fo:text-align="justify" style:justify-single-word="false"/>
      <style:text-properties officeooo:rsid="001faf4b" officeooo:paragraph-rsid="001faf4b"/>
    </style:style>
    <style:style style:name="P41" style:family="paragraph" style:parent-style-name="Standard">
      <style:paragraph-properties fo:text-align="justify" style:justify-single-word="false"/>
      <style:text-properties officeooo:rsid="001faf4b" officeooo:paragraph-rsid="001faf4b"/>
    </style:style>
    <style:style style:name="P42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203e17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 style:font-weight-complex="bold"/>
    </style:style>
    <style:style style:name="P43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 style:font-weight-complex="bold"/>
    </style:style>
    <style:style style:name="P44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45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9fea1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46" style:family="paragraph" style:parent-style-name="Standard">
      <style:text-properties fo:font-variant="normal" fo:text-transform="none" fo:color="#252525" style:font-name="sans-serif" fo:font-size="12pt" fo:letter-spacing="normal" fo:language="fr" fo:country="FR" fo:font-style="italic" fo:font-weight="normal" officeooo:rsid="0013f2dd" officeooo:paragraph-rsid="001db9f7" fo:background-color="transparent" style:font-size-asian="12pt" style:language-asian="fr" style:country-asian="FR" style:font-style-asian="italic" style:font-weight-asian="normal" style:font-size-complex="12pt" style:language-complex="ar" style:country-complex="SA" style:font-style-complex="italic" style:font-weight-complex="bold"/>
    </style:style>
    <style:style style:name="P47" style:family="paragraph" style:parent-style-name="Standard">
      <style:text-properties fo:font-variant="normal" fo:text-transform="none" fo:color="#252525" style:font-name="Liberation Serif" fo:font-size="12pt" fo:letter-spacing="normal" fo:language="fr" fo:country="FR" fo:font-style="normal" fo:font-weight="normal" officeooo:rsid="00203e17" officeooo:paragraph-rsid="00203e17" fo:background-color="transparent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bold"/>
    </style:style>
    <style:style style:name="P48" style:family="paragraph" style:parent-style-name="Standard">
      <style:text-properties fo:font-variant="normal" fo:text-transform="none" fo:color="#252525" style:font-name="Liberation Serif" fo:font-size="14pt" fo:letter-spacing="normal" fo:language="fr" fo:country="FR" fo:font-style="italic" fo:font-weight="normal" officeooo:rsid="001d864b" officeooo:paragraph-rsid="00203e17" fo:background-color="transparent" style:font-size-asian="12.25pt" style:language-asian="fr" style:country-asian="FR" style:font-style-asian="italic" style:font-weight-asian="normal" style:font-size-complex="14pt" style:language-complex="ar" style:country-complex="SA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officeooo:rsid="00163657" officeooo:paragraph-rsid="00203e17"/>
    </style:style>
    <style:style style:name="P50" style:family="paragraph" style:parent-style-name="Standard">
      <style:paragraph-properties fo:text-align="justify" style:justify-single-word="false"/>
      <style:text-properties officeooo:rsid="0011b2e3" officeooo:paragraph-rsid="001db9f7"/>
    </style:style>
    <style:style style:name="P51" style:family="paragraph" style:parent-style-name="Standard">
      <style:text-properties fo:color="#000000" fo:font-weight="normal" officeooo:rsid="0011b2e3" officeooo:paragraph-rsid="001db9f7" style:font-weight-asian="normal" style:font-weight-complex="normal"/>
    </style:style>
    <style:style style:name="P52" style:family="paragraph" style:parent-style-name="Standard">
      <style:text-properties fo:language="en" fo:country="US" fo:font-style="italic" officeooo:rsid="0019fea1" officeooo:paragraph-rsid="001db9f7" fo:background-color="transparent" style:font-style-asian="italic" style:font-style-complex="italic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language="fr" fo:country="FR" officeooo:rsid="0013f2dd" officeooo:paragraph-rsid="001db9f7" fo:background-color="transparent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 style:font-weight-complex="bold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43766"/>
    </style:style>
    <style:style style:name="T2" style:family="text">
      <style:text-properties officeooo:rsid="001efae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203e17"/>
    </style:style>
    <style:style style:name="T6" style:family="text">
      <style:text-properties officeooo:rsid="00147b1f"/>
    </style:style>
    <style:style style:name="T7" style:family="text">
      <style:text-properties officeooo:rsid="0025cb74"/>
    </style:style>
    <style:style style:name="T8" style:family="text">
      <style:text-properties officeooo:rsid="001c5b11"/>
    </style:style>
    <style:style style:name="T9" style:family="text">
      <style:text-properties officeooo:rsid="001832b1"/>
    </style:style>
    <style:style style:name="T10" style:family="text">
      <style:text-properties officeooo:rsid="0014a44d"/>
    </style:style>
    <style:style style:name="T11" style:family="text">
      <style:text-properties fo:font-variant="normal" fo:text-transform="none" fo:color="#252525" style:font-name="sans-serif" fo:font-size="8pt" fo:letter-spacing="normal" fo:font-style="italic" fo:font-weight="normal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12" style:family="text">
      <style:text-properties fo:font-variant="normal" fo:text-transform="none" fo:color="#252525" style:font-name="sans-serif" fo:font-size="8pt" fo:letter-spacing="normal" fo:font-style="italic" fo:font-weight="normal" officeooo:rsid="0025cb74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13" style:family="text">
      <style:text-properties officeooo:rsid="00207b4e"/>
    </style:style>
    <style:style style:name="T14" style:family="text">
      <style:text-properties officeooo:rsid="001645a9"/>
    </style:style>
    <style:style style:name="T15" style:family="text">
      <style:text-properties style:font-weight-complex="normal"/>
    </style:style>
    <style:style style:name="T16" style:family="text">
      <style:text-properties officeooo:rsid="0025cb74" style:font-weight-complex="normal"/>
    </style:style>
    <style:style style:name="T17" style:family="text">
      <style:text-properties officeooo:rsid="00143766"/>
    </style:style>
    <style:style style:name="T18" style:family="text">
      <style:text-properties officeooo:rsid="001efae7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03e17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203e17"/>
    </style:style>
    <style:style style:name="T23" style:family="text">
      <style:text-properties officeooo:rsid="00147b1f"/>
    </style:style>
    <style:style style:name="T24" style:family="text">
      <style:text-properties officeooo:rsid="001832b1"/>
    </style:style>
    <style:style style:name="T25" style:family="text">
      <style:text-properties officeooo:rsid="0014a44d"/>
    </style:style>
    <style:style style:name="T26" style:family="text">
      <style:text-properties officeooo:rsid="0025cb74"/>
    </style:style>
    <style:style style:name="T27" style:family="text">
      <style:text-properties officeooo:rsid="001c5b11"/>
    </style:style>
    <style:style style:name="T28" style:family="text">
      <style:text-properties fo:font-variant="normal" fo:text-transform="none" fo:color="#252525" style:font-name="sans-serif" fo:font-size="8pt" fo:letter-spacing="normal" fo:font-style="italic" fo:font-weight="normal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29" style:family="text">
      <style:text-properties fo:font-variant="normal" fo:text-transform="none" fo:color="#252525" style:font-name="sans-serif" fo:font-size="8pt" fo:letter-spacing="normal" fo:font-style="italic" fo:font-weight="normal" officeooo:rsid="0025cb74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30" style:family="text">
      <style:text-properties officeooo:rsid="00207b4e"/>
    </style:style>
    <style:style style:name="T31" style:family="text">
      <style:text-properties officeooo:rsid="001645a9"/>
    </style:style>
    <style:style style:name="T32" style:family="text">
      <style:text-properties style:font-weight-complex="normal"/>
    </style:style>
    <style:style style:name="T33" style:family="text">
      <style:text-properties officeooo:rsid="0025cb74" style:font-weight-complex="normal"/>
    </style:style>
    <style:style style:name="T34" style:family="text">
      <style:text-properties officeooo:rsid="001efae7" style:font-weight-complex="normal"/>
    </style:style>
    <style:style style:name="T35" style:family="text">
      <style:text-properties officeooo:rsid="0011b2e3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63657" style:font-weight-asian="normal" style:font-weight-complex="normal"/>
    </style:style>
    <style:style style:name="T38" style:family="text">
      <style:text-properties fo:font-weight="normal" officeooo:rsid="001bd8fc" style:font-weight-asian="normal" style:font-weight-complex="normal"/>
    </style:style>
    <style:style style:name="T39" style:family="text">
      <style:text-properties fo:font-weight="normal" officeooo:rsid="0020e62e" style:font-weight-asian="normal" style:font-weight-complex="normal"/>
    </style:style>
    <style:style style:name="T40" style:family="text">
      <style:text-properties officeooo:rsid="0018b091"/>
    </style:style>
    <style:style style:name="T41" style:family="text">
      <style:text-properties officeooo:rsid="001a099c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219299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39308944" text:id="ct39308944">
          <text:insertion>
            <office:change-info>
              <dc:creator>Nicolas Sabouret</dc:creator>
              <dc:date>2016-08-26T17:01:00</dc:date>
            </office:change-info>
          </text:insertion>
        </text:changed-region>
        <text:changed-region xml:id="ct39309520" text:id="ct39309520">
          <text:deletion>
            <office:change-info>
              <dc:creator>Nicolas Sabouret</dc:creator>
              <dc:date>2016-08-26T17:01:00</dc:date>
            </office:change-info>
            <text:p text:style-name="P1"><text:span text:style-name="T1">diner</text:span>.</text:p>
          </text:deletion>
        </text:changed-region>
        <text:changed-region xml:id="ct39305952" text:id="ct39305952">
          <text:deletion>
            <office:change-info>
              <dc:creator>Nicolas Sabouret</dc:creator>
              <dc:date>2016-08-26T17:01:00</dc:date>
            </office:change-info>
            <text:p text:style-name="P1">agent a des préférences sur le choix des </text:p>
          </text:deletion>
        </text:changed-region>
        <text:changed-region xml:id="ct39304112" text:id="ct39304112">
          <text:deletion>
            <office:change-info>
              <dc:creator>Nicolas Sabouret</dc:creator>
              <dc:date>2016-08-26T17:01:00</dc:date>
            </office:change-info>
            <text:p text:style-name="P1">s</text:p>
          </text:deletion>
        </text:changed-region>
        <text:changed-region xml:id="ct39305120" text:id="ct39305120">
          <text:insertion>
            <office:change-info>
              <dc:creator>Nicolas Sabouret</dc:creator>
              <dc:date>2016-08-26T17:01:00</dc:date>
            </office:change-info>
          </text:insertion>
        </text:changed-region>
        <text:changed-region xml:id="ct39310160" text:id="ct39310160">
          <text:deletion>
            <office:change-info>
              <dc:creator>Nicolas Sabouret</dc:creator>
              <dc:date>2016-08-26T17:01:00</dc:date>
            </office:change-info>
            <text:p text:style-name="P1">. Les préférences sont défini<text:span text:style-name="T1">es</text:span> en terme<text:span text:style-name="T2">s </text:span>du </text:p>
          </text:deletion>
        </text:changed-region>
        <text:changed-region xml:id="ct39302336" text:id="ct39302336">
          <text:insertion>
            <office:change-info>
              <dc:creator>Nicolas Sabouret</dc:creator>
              <dc:date>2016-08-26T17:01:00</dc:date>
            </office:change-info>
          </text:insertion>
        </text:changed-region>
        <text:changed-region xml:id="ct39302672" text:id="ct39302672">
          <text:deletion>
            <office:change-info>
              <dc:creator>Nicolas Sabouret</dc:creator>
              <dc:date>2016-08-26T17:01:00</dc:date>
            </office:change-info>
            <text:p text:style-name="P1">d'</text:p>
          </text:deletion>
        </text:changed-region>
        <text:changed-region xml:id="ct39303696" text:id="ct39303696">
          <text:insertion>
            <office:change-info>
              <dc:creator>Nicolas Sabouret</dc:creator>
              <dc:date>2016-08-26T17:01:00</dc:date>
            </office:change-info>
          </text:insertion>
        </text:changed-region>
        <text:changed-region xml:id="ct39300064" text:id="ct39300064">
          <text:deletion>
            <office:change-info>
              <dc:creator>Nicolas Sabouret</dc:creator>
              <dc:date>2016-08-26T17:01:00</dc:date>
            </office:change-info>
            <text:p text:style-name="P1"><text:s/>du restaurant</text:p>
          </text:deletion>
        </text:changed-region>
        <text:changed-region xml:id="ct39312768" text:id="ct39312768">
          <text:insertion>
            <office:change-info>
              <dc:creator>Nicolas Sabouret</dc:creator>
              <dc:date>2016-08-26T17:01:00</dc:date>
            </office:change-info>
          </text:insertion>
        </text:changed-region>
        <text:changed-region xml:id="ct39310848" text:id="ct39310848">
          <text:deletion>
            <office:change-info>
              <dc:creator>Nicolas Sabouret</dc:creator>
              <dc:date>2016-08-26T17:01:00</dc:date>
            </office:change-info>
            <text:p text:style-name="P1">. <text:span text:style-name="T1">Voici une exemple de trois restaurants:</text:span> </text:p>
          </text:deletion>
        </text:changed-region>
        <text:changed-region xml:id="ct38753472" text:id="ct38753472">
          <text:insertion>
            <office:change-info>
              <dc:creator>Nicolas Sabouret</dc:creator>
              <dc:date>2016-08-26T17:02:00</dc:date>
            </office:change-info>
          </text:insertion>
        </text:changed-region>
        <text:changed-region xml:id="ct39360288" text:id="ct39360288">
          <text:insertion>
            <office:change-info>
              <dc:creator>Nicolas Sabouret</dc:creator>
              <dc:date>2016-08-26T17:01:00</dc:date>
            </office:change-info>
          </text:insertion>
        </text:changed-region>
        <text:changed-region xml:id="ct39364608" text:id="ct39364608">
          <text:insertion>
            <office:change-info>
              <dc:creator>Nicolas Sabouret</dc:creator>
              <dc:date>2016-08-26T17:02:00</dc:date>
            </office:change-info>
          </text:insertion>
        </text:changed-region>
        <text:changed-region xml:id="ct39347648" text:id="ct39347648">
          <text:deletion>
            <office:change-info>
              <dc:creator>Nicolas Sabouret</dc:creator>
              <dc:date>2016-08-26T17:02:00</dc:date>
            </office:change-info>
            <text:p text:style-name="P1">R</text:p>
          </text:deletion>
        </text:changed-region>
        <text:changed-region xml:id="ct39324640" text:id="ct39324640">
          <text:format-change>
            <office:change-info>
              <dc:creator>Nicolas Sabouret</dc:creator>
              <dc:date>2016-08-26T17:02:00</dc:date>
            </office:change-info>
          </text:format-change>
        </text:changed-region>
        <text:changed-region xml:id="ct39386352" text:id="ct39386352">
          <text:format-change>
            <office:change-info>
              <dc:creator>Nicolas Sabouret</dc:creator>
              <dc:date>2016-08-26T17:02:00</dc:date>
            </office:change-info>
          </text:format-change>
        </text:changed-region>
        <text:changed-region xml:id="ct39397504" text:id="ct39397504">
          <text:insertion>
            <office:change-info>
              <dc:creator>Nicolas Sabouret</dc:creator>
              <dc:date>2016-08-26T17:02:00</dc:date>
            </office:change-info>
          </text:insertion>
        </text:changed-region>
        <text:changed-region xml:id="ct39309136" text:id="ct39309136">
          <text:insertion>
            <office:change-info>
              <dc:creator>Nicolas Sabouret</dc:creator>
              <dc:date>2016-08-26T17:02:00</dc:date>
            </office:change-info>
          </text:insertion>
        </text:changed-region>
        <text:changed-region xml:id="ct39335504" text:id="ct39335504">
          <text:insertion>
            <office:change-info>
              <dc:creator>Nicolas Sabouret</dc:creator>
              <dc:date>2016-08-26T17:03:00</dc:date>
            </office:change-info>
          </text:insertion>
        </text:changed-region>
        <text:changed-region xml:id="ct39306528" text:id="ct39306528">
          <text:deletion>
            <office:change-info>
              <dc:creator>Nicolas Sabouret</dc:creator>
              <dc:date>2016-08-26T17:03:00</dc:date>
            </office:change-info>
            <text:p text:style-name="P1">R</text:p>
          </text:deletion>
        </text:changed-region>
        <text:changed-region xml:id="ct39805952" text:id="ct39805952">
          <text:format-change>
            <office:change-info>
              <dc:creator>Nicolas Sabouret</dc:creator>
              <dc:date>2016-08-26T17:03:00</dc:date>
            </office:change-info>
          </text:format-change>
        </text:changed-region>
        <text:changed-region xml:id="ct39326096" text:id="ct39326096">
          <text:format-change>
            <office:change-info>
              <dc:creator>Nicolas Sabouret</dc:creator>
              <dc:date>2016-08-26T17:03:00</dc:date>
            </office:change-info>
          </text:format-change>
        </text:changed-region>
        <text:changed-region xml:id="ct39336544" text:id="ct39336544">
          <text:insertion>
            <office:change-info>
              <dc:creator>Nicolas Sabouret</dc:creator>
              <dc:date>2016-08-26T17:03:00</dc:date>
            </office:change-info>
          </text:insertion>
        </text:changed-region>
        <text:changed-region xml:id="ct39299744" text:id="ct39299744">
          <text:insertion>
            <office:change-info>
              <dc:creator>Nicolas Sabouret</dc:creator>
              <dc:date>2016-08-26T17:03:00</dc:date>
            </office:change-info>
          </text:insertion>
        </text:changed-region>
        <text:changed-region xml:id="ct39337280" text:id="ct39337280">
          <text:insertion>
            <office:change-info>
              <dc:creator>Nicolas Sabouret</dc:creator>
              <dc:date>2016-08-26T17:03:00</dc:date>
            </office:change-info>
          </text:insertion>
        </text:changed-region>
        <text:changed-region xml:id="ct39337472" text:id="ct39337472">
          <text:deletion>
            <office:change-info>
              <dc:creator>Nicolas Sabouret</dc:creator>
              <dc:date>2016-08-26T17:03:00</dc:date>
            </office:change-info>
            <text:p text:style-name="P1">R</text:p>
          </text:deletion>
        </text:changed-region>
        <text:changed-region xml:id="ct39358864" text:id="ct39358864">
          <text:format-change>
            <office:change-info>
              <dc:creator>Nicolas Sabouret</dc:creator>
              <dc:date>2016-08-26T17:03:00</dc:date>
            </office:change-info>
          </text:format-change>
        </text:changed-region>
        <text:changed-region xml:id="ct39384032" text:id="ct39384032">
          <text:format-change>
            <office:change-info>
              <dc:creator>Nicolas Sabouret</dc:creator>
              <dc:date>2016-08-26T17:03:00</dc:date>
            </office:change-info>
          </text:format-change>
        </text:changed-region>
        <text:changed-region xml:id="ct39252560" text:id="ct39252560">
          <text:insertion>
            <office:change-info>
              <dc:creator>Nicolas Sabouret</dc:creator>
              <dc:date>2016-08-26T17:04:00</dc:date>
            </office:change-info>
          </text:insertion>
        </text:changed-region>
        <text:changed-region xml:id="ct39359056" text:id="ct39359056">
          <text:insertion>
            <office:change-info>
              <dc:creator>Nicolas Sabouret</dc:creator>
              <dc:date>2016-08-26T17:05:00</dc:date>
            </office:change-info>
          </text:insertion>
        </text:changed-region>
        <text:changed-region xml:id="ct39240016" text:id="ct39240016">
          <text:deletion>
            <office:change-info>
              <dc:creator>Nicolas Sabouret</dc:creator>
              <dc:date>2016-08-26T17:04:00</dc:date>
            </office:change-info>
            <text:p text:style-name="P2">Jiliya</text:p>
          </text:deletion>
        </text:changed-region>
        <text:changed-region xml:id="ct39366624" text:id="ct39366624">
          <text:insertion>
            <office:change-info>
              <dc:creator>Nicolas Sabouret</dc:creator>
              <dc:date>2016-08-26T17:03:00</dc:date>
            </office:change-info>
          </text:insertion>
        </text:changed-region>
        <text:changed-region xml:id="ct39252880" text:id="ct39252880">
          <text:deletion>
            <office:change-info>
              <dc:creator>Nicolas Sabouret</dc:creator>
              <dc:date>2016-08-26T17:03:00</dc:date>
            </office:change-info>
            <text:p text:style-name="P2">R</text:p>
          </text:deletion>
        </text:changed-region>
        <text:changed-region xml:id="ct39384224" text:id="ct39384224">
          <text:format-change>
            <office:change-info>
              <dc:creator>Nicolas Sabouret</dc:creator>
              <dc:date>2016-08-26T17:03:00</dc:date>
            </office:change-info>
          </text:format-change>
        </text:changed-region>
        <text:changed-region xml:id="ct39330688" text:id="ct39330688">
          <text:format-change>
            <office:change-info>
              <dc:creator>Nicolas Sabouret</dc:creator>
              <dc:date>2016-08-26T17:03:00</dc:date>
            </office:change-info>
          </text:format-change>
        </text:changed-region>
        <text:changed-region xml:id="ct39381056" text:id="ct39381056">
          <text:insertion>
            <office:change-info>
              <dc:creator>Nicolas Sabouret</dc:creator>
              <dc:date>2016-08-26T17:04:00</dc:date>
            </office:change-info>
          </text:insertion>
        </text:changed-region>
        <text:changed-region xml:id="ct39422064" text:id="ct39422064">
          <text:insertion>
            <office:change-info>
              <dc:creator>Nicolas Sabouret</dc:creator>
              <dc:date>2016-08-26T17:08:00</dc:date>
            </office:change-info>
          </text:insertion>
        </text:changed-region>
        <text:changed-region xml:id="ct39303504" text:id="ct39303504">
          <text:deletion>
            <office:change-info>
              <dc:creator>Nicolas Sabouret</dc:creator>
              <dc:date>2016-08-26T17:08:00</dc:date>
            </office:change-info>
            <text:p text:style-name="P3">L</text:p>
          </text:deletion>
        </text:changed-region>
        <text:changed-region xml:id="ct39424800" text:id="ct39424800">
          <text:deletion>
            <office:change-info>
              <dc:creator>Nicolas Sabouret</dc:creator>
              <dc:date>2016-08-26T17:07:00</dc:date>
            </office:change-info>
            <text:p text:style-name="P3"><text:span text:style-name="T3">a</text:span></text:p>
          </text:deletion>
        </text:changed-region>
        <text:changed-region xml:id="ct39471728" text:id="ct39471728">
          <text:insertion>
            <office:change-info>
              <dc:creator>Nicolas Sabouret</dc:creator>
              <dc:date>2016-08-26T17:07:00</dc:date>
            </office:change-info>
          </text:insertion>
        </text:changed-region>
        <text:changed-region xml:id="ct39365696" text:id="ct39365696">
          <text:deletion>
            <office:change-info>
              <dc:creator>Nicolas Sabouret</dc:creator>
              <dc:date>2016-08-26T17:07:00</dc:date>
            </office:change-info>
            <text:p text:style-name="P3"><text:span text:style-name="T3"><text:s/></text:span></text:p>
          </text:deletion>
        </text:changed-region>
        <text:changed-region xml:id="ct39422304" text:id="ct39422304">
          <text:deletion>
            <office:change-info>
              <dc:creator>Nicolas Sabouret</dc:creator>
              <dc:date>2016-08-26T17:07:00</dc:date>
            </office:change-info>
            <text:p text:style-name="P3"><text:span text:style-name="T3">a</text:span></text:p>
          </text:deletion>
        </text:changed-region>
        <text:changed-region xml:id="ct39465392" text:id="ct39465392">
          <text:insertion>
            <office:change-info>
              <dc:creator>Nicolas Sabouret</dc:creator>
              <dc:date>2016-08-26T17:07:00</dc:date>
            </office:change-info>
          </text:insertion>
        </text:changed-region>
        <text:changed-region xml:id="ct39433360" text:id="ct39433360">
          <text:deletion>
            <office:change-info>
              <dc:creator>Nicolas Sabouret</dc:creator>
              <dc:date>2016-08-26T17:07:00</dc:date>
            </office:change-info>
            <text:p text:style-name="P3"><text:span text:style-name="T3"><text:s/></text:span></text:p>
          </text:deletion>
        </text:changed-region>
        <text:changed-region xml:id="ct39303152" text:id="ct39303152">
          <text:deletion>
            <office:change-info>
              <dc:creator>Nicolas Sabouret</dc:creator>
              <dc:date>2016-08-26T17:06:00</dc:date>
            </office:change-info>
            <text:p text:style-name="P3"><text:span text:style-name="T4"><text:s/>Cependant, les dialogues sont indépendants les uns des autres.</text:span></text:p>
          </text:deletion>
        </text:changed-region>
        <text:changed-region xml:id="ct39327296" text:id="ct39327296">
          <text:insertion>
            <office:change-info>
              <dc:creator>Nicolas Sabouret</dc:creator>
              <dc:date>2016-08-26T17:07:00</dc:date>
            </office:change-info>
          </text:insertion>
        </text:changed-region>
        <text:changed-region xml:id="ct39259840" text:id="ct39259840">
          <text:deletion>
            <office:change-info>
              <dc:creator>Nicolas Sabouret</dc:creator>
              <dc:date>2016-08-26T17:08:00</dc:date>
            </office:change-info>
            <text:p text:style-name="P4">Les</text:p>
          </text:deletion>
        </text:changed-region>
        <text:changed-region xml:id="ct39302896" text:id="ct39302896">
          <text:insertion>
            <office:change-info>
              <dc:creator>Nicolas Sabouret</dc:creator>
              <dc:date>2016-08-26T17:08:00</dc:date>
            </office:change-info>
          </text:insertion>
        </text:changed-region>
        <text:changed-region xml:id="ct39407232" text:id="ct39407232">
          <text:insertion>
            <office:change-info>
              <dc:creator>Nicolas Sabouret</dc:creator>
              <dc:date>2016-08-26T17:08:00</dc:date>
            </office:change-info>
          </text:insertion>
        </text:changed-region>
        <text:changed-region xml:id="ct39327088" text:id="ct39327088">
          <text:insertion>
            <office:change-info>
              <dc:creator>Nicolas Sabouret</dc:creator>
              <dc:date>2016-08-26T17:08:00</dc:date>
            </office:change-info>
          </text:insertion>
        </text:changed-region>
        <text:changed-region xml:id="ct39327760" text:id="ct39327760">
          <text:deletion>
            <office:change-info>
              <dc:creator>Nicolas Sabouret</dc:creator>
              <dc:date>2016-08-26T17:08:00</dc:date>
            </office:change-info>
            <text:p text:style-name="P4">D'</text:p>
          </text:deletion>
        </text:changed-region>
        <text:changed-region xml:id="ct39249968" text:id="ct39249968">
          <text:insertion>
            <office:change-info>
              <dc:creator>Nicolas Sabouret</dc:creator>
              <dc:date>2016-08-26T17:09:00</dc:date>
            </office:change-info>
          </text:insertion>
        </text:changed-region>
        <text:changed-region xml:id="ct39427312" text:id="ct39427312">
          <text:insertion>
            <office:change-info>
              <dc:creator>Nicolas Sabouret</dc:creator>
              <dc:date>2016-08-26T17:07:00</dc:date>
            </office:change-info>
          </text:insertion>
        </text:changed-region>
        <text:changed-region xml:id="ct39425328" text:id="ct39425328">
          <text:insertion>
            <office:change-info>
              <dc:creator>Nicolas Sabouret</dc:creator>
              <dc:date>2016-08-26T17:08:00</dc:date>
            </office:change-info>
          </text:insertion>
        </text:changed-region>
        <text:changed-region xml:id="ct39430976" text:id="ct39430976">
          <text:insertion>
            <office:change-info>
              <dc:creator>Nicolas Sabouret</dc:creator>
              <dc:date>2016-08-26T17:09:00</dc:date>
            </office:change-info>
          </text:insertion>
        </text:changed-region>
        <text:changed-region xml:id="ct39258304" text:id="ct39258304">
          <text:deletion>
            <office:change-info>
              <dc:creator>Nicolas Sabouret</dc:creator>
              <dc:date>2016-08-26T17:09:00</dc:date>
            </office:change-info>
            <text:p text:style-name="P5">c</text:p>
          </text:deletion>
        </text:changed-region>
        <text:changed-region xml:id="ct39261792" text:id="ct39261792">
          <text:insertion>
            <office:change-info>
              <dc:creator>Nicolas Sabouret</dc:creator>
              <dc:date>2016-08-26T17:09:00</dc:date>
            </office:change-info>
          </text:insertion>
        </text:changed-region>
        <text:changed-region xml:id="ct39448272" text:id="ct39448272">
          <text:deletion>
            <office:change-info>
              <dc:creator>Nicolas Sabouret</dc:creator>
              <dc:date>2016-08-26T17:09:00</dc:date>
            </office:change-info>
            <text:p text:style-name="P5">C</text:p>
          </text:deletion>
        </text:changed-region>
        <text:changed-region xml:id="ct39444832" text:id="ct39444832">
          <text:insertion>
            <office:change-info>
              <dc:creator>Nicolas Sabouret</dc:creator>
              <dc:date>2016-08-26T17:09:00</dc:date>
            </office:change-info>
          </text:insertion>
        </text:changed-region>
        <text:changed-region xml:id="ct39444512" text:id="ct39444512">
          <text:deletion>
            <office:change-info>
              <dc:creator>Nicolas Sabouret</dc:creator>
              <dc:date>2016-08-26T17:09:00</dc:date>
            </office:change-info>
            <text:p text:style-name="P5">f</text:p>
          </text:deletion>
        </text:changed-region>
        <text:changed-region xml:id="ct39478800" text:id="ct39478800">
          <text:insertion>
            <office:change-info>
              <dc:creator>Nicolas Sabouret</dc:creator>
              <dc:date>2016-08-26T17:09:00</dc:date>
            </office:change-info>
          </text:insertion>
        </text:changed-region>
        <text:changed-region xml:id="ct39260912" text:id="ct39260912">
          <text:deletion>
            <office:change-info>
              <dc:creator>Nicolas Sabouret</dc:creator>
              <dc:date>2016-08-26T17:09:00</dc:date>
            </office:change-info>
            <text:p text:style-name="P5">c</text:p>
          </text:deletion>
        </text:changed-region>
        <text:changed-region xml:id="ct39259280" text:id="ct39259280">
          <text:insertion>
            <office:change-info>
              <dc:creator>Nicolas Sabouret</dc:creator>
              <dc:date>2016-08-26T17:09:00</dc:date>
            </office:change-info>
          </text:insertion>
        </text:changed-region>
        <text:changed-region xml:id="ct39449184" text:id="ct39449184">
          <text:deletion>
            <office:change-info>
              <dc:creator>Nicolas Sabouret</dc:creator>
              <dc:date>2016-08-26T17:09:00</dc:date>
            </office:change-info>
            <text:p text:style-name="P5">c</text:p>
          </text:deletion>
        </text:changed-region>
        <text:changed-region xml:id="ct39473296" text:id="ct39473296">
          <text:insertion>
            <office:change-info>
              <dc:creator>Nicolas Sabouret</dc:creator>
              <dc:date>2016-08-26T17:09:00</dc:date>
            </office:change-info>
          </text:insertion>
        </text:changed-region>
        <text:changed-region xml:id="ct39449776" text:id="ct39449776">
          <text:deletion>
            <office:change-info>
              <dc:creator>Nicolas Sabouret</dc:creator>
              <dc:date>2016-08-26T17:09:00</dc:date>
            </office:change-info>
            <text:p text:style-name="P5">C</text:p>
          </text:deletion>
        </text:changed-region>
        <text:changed-region xml:id="ct39453648" text:id="ct39453648">
          <text:insertion>
            <office:change-info>
              <dc:creator>Nicolas Sabouret</dc:creator>
              <dc:date>2016-08-26T17:10:00</dc:date>
            </office:change-info>
          </text:insertion>
        </text:changed-region>
        <text:changed-region xml:id="ct39408480" text:id="ct39408480">
          <text:deletion>
            <office:change-info>
              <dc:creator>Nicolas Sabouret</dc:creator>
              <dc:date>2016-08-26T17:10:00</dc:date>
            </office:change-info>
            <text:p text:style-name="P5">t</text:p>
          </text:deletion>
        </text:changed-region>
        <text:changed-region xml:id="ct39421616" text:id="ct39421616">
          <text:insertion>
            <office:change-info>
              <dc:creator>Nicolas Sabouret</dc:creator>
              <dc:date>2016-08-26T17:10:00</dc:date>
            </office:change-info>
          </text:insertion>
        </text:changed-region>
        <text:changed-region xml:id="ct39258608" text:id="ct39258608">
          <text:deletion>
            <office:change-info>
              <dc:creator>Nicolas Sabouret</dc:creator>
              <dc:date>2016-08-26T17:10:00</dc:date>
            </office:change-info>
            <text:p text:style-name="P5">c</text:p>
          </text:deletion>
        </text:changed-region>
        <text:changed-region xml:id="ct39449968" text:id="ct39449968">
          <text:insertion>
            <office:change-info>
              <dc:creator>Nicolas Sabouret</dc:creator>
              <dc:date>2016-08-26T17:10:00</dc:date>
            </office:change-info>
          </text:insertion>
        </text:changed-region>
        <text:changed-region xml:id="ct39405840" text:id="ct39405840">
          <text:deletion>
            <office:change-info>
              <dc:creator>Nicolas Sabouret</dc:creator>
              <dc:date>2016-08-26T17:10:00</dc:date>
            </office:change-info>
            <text:p text:style-name="P5">c</text:p>
          </text:deletion>
        </text:changed-region>
        <text:changed-region xml:id="ct39408016" text:id="ct39408016">
          <text:insertion>
            <office:change-info>
              <dc:creator>Nicolas Sabouret</dc:creator>
              <dc:date>2016-08-26T17:10:00</dc:date>
            </office:change-info>
          </text:insertion>
        </text:changed-region>
        <text:changed-region xml:id="ct39408208" text:id="ct39408208">
          <text:deletion>
            <office:change-info>
              <dc:creator>Nicolas Sabouret</dc:creator>
              <dc:date>2016-08-26T17:10:00</dc:date>
            </office:change-info>
            <text:p text:style-name="P5">t</text:p>
          </text:deletion>
        </text:changed-region>
        <text:changed-region xml:id="ct39476224" text:id="ct39476224">
          <text:deletion>
            <office:change-info>
              <dc:creator>Nicolas Sabouret</dc:creator>
              <dc:date>2016-08-26T17:10:00</dc:date>
            </office:change-info>
            <text:p text:style-name="P5"/>
            <text:p text:style-name="P5"><text:s text:c="2"/></text:p>
            <text:p text:style-name="P5"><text:s text:c="4"/>Agent2 says "I prefer french over turkish." </text:p>
            <text:p text:style-name="P5"><text:s text:c="2"/></text:p>
            <text:p text:style-name="P5"><text:s text:c="4"/>Agent1 says "I prefer french over turkish." </text:p>
          </text:deletion>
        </text:changed-region>
        <text:changed-region xml:id="ct39453008" text:id="ct39453008">
          <text:insertion>
            <office:change-info>
              <dc:creator>Nicolas Sabouret</dc:creator>
              <dc:date>2016-08-26T17:10:00</dc:date>
            </office:change-info>
          </text:insertion>
        </text:changed-region>
        <text:changed-region xml:id="ct39455936" text:id="ct39455936">
          <text:deletion>
            <office:change-info>
              <dc:creator>Nicolas Sabouret</dc:creator>
              <dc:date>2016-08-26T17:10:00</dc:date>
            </office:change-info>
            <text:p text:style-name="P5">f</text:p>
          </text:deletion>
        </text:changed-region>
        <text:changed-region xml:id="ct39476416" text:id="ct39476416">
          <text:insertion>
            <office:change-info>
              <dc:creator>Nicolas Sabouret</dc:creator>
              <dc:date>2016-08-26T17:10:00</dc:date>
            </office:change-info>
          </text:insertion>
        </text:changed-region>
        <text:changed-region xml:id="ct39455136" text:id="ct39455136">
          <text:deletion>
            <office:change-info>
              <dc:creator>Nicolas Sabouret</dc:creator>
              <dc:date>2016-08-26T17:10:00</dc:date>
            </office:change-info>
            <text:p text:style-name="P5"><text:span text:style-name="T5">d</text:span></text:p>
          </text:deletion>
        </text:changed-region>
        <text:changed-region xml:id="ct39407776" text:id="ct39407776">
          <text:deletion>
            <office:change-info>
              <dc:creator>Nicolas Sabouret</dc:creator>
              <dc:date>2016-08-26T17:10:00</dc:date>
            </office:change-info>
            <text:p text:style-name="P5"/>
            <text:p text:style-name="P5"><text:s text:c="2"/></text:p>
            <text:p text:style-name="P5"><text:s text:c="4"/>Agent2 says "Ok.</text:p>
          </text:deletion>
        </text:changed-region>
        <text:changed-region xml:id="ct39407584" text:id="ct39407584">
          <text:deletion>
            <office:change-info>
              <dc:creator>Nicolas Sabouret</dc:creator>
              <dc:date>2016-08-26T17:11:00</dc:date>
            </office:change-info>
            <text:p text:style-name="P5"/>
            <text:p text:style-name="P5"><text:s text:c="2"/></text:p>
            <text:p text:style-name="P5"><text:s text:c="4"/>Agent1 says "Ok." </text:p>
          </text:deletion>
        </text:changed-region>
        <text:changed-region xml:id="ct52681744" text:id="ct52681744">
          <text:insertion>
            <office:change-info>
              <dc:creator>Unknown Author</dc:creator>
              <dc:date>2016-08-29T09:40:00</dc:date>
            </office:change-info>
          </text:insertion>
        </text:changed-region>
        <text:changed-region xml:id="ct39419696" text:id="ct39419696">
          <text:deletion>
            <office:change-info>
              <dc:creator>Nicolas Sabouret</dc:creator>
              <dc:date>2016-08-26T17:11:00</dc:date>
            </office:change-info>
            <text:p text:style-name="P6">DRAGON</text:p>
          </text:deletion>
        </text:changed-region>
        <text:changed-region xml:id="ct39461136" text:id="ct39461136">
          <text:insertion>
            <office:change-info>
              <dc:creator>Nicolas Sabouret</dc:creator>
              <dc:date>2016-08-26T17:11:00</dc:date>
            </office:change-info>
          </text:insertion>
        </text:changed-region>
        <text:changed-region xml:id="ct39441424" text:id="ct39441424">
          <text:insertion>
            <office:change-info>
              <dc:creator>Nicolas Sabouret</dc:creator>
              <dc:date>2016-08-26T17:11:00</dc:date>
            </office:change-info>
          </text:insertion>
        </text:changed-region>
        <text:changed-region xml:id="ct39456352" text:id="ct39456352">
          <text:insertion>
            <office:change-info>
              <dc:creator>Nicolas Sabouret</dc:creator>
              <dc:date>2016-08-26T17:11:00</dc:date>
            </office:change-info>
          </text:insertion>
        </text:changed-region>
        <text:changed-region xml:id="ct39462400" text:id="ct39462400">
          <text:deletion>
            <office:change-info>
              <dc:creator>Nicolas Sabouret</dc:creator>
              <dc:date>2016-08-26T17:11:00</dc:date>
            </office:change-info>
            <text:p text:style-name="P7"><text:span text:style-name="T6"> </text:span></text:p>
          </text:deletion>
        </text:changed-region>
        <text:changed-region xml:id="ct39441616" text:id="ct39441616">
          <text:insertion>
            <office:change-info>
              <dc:creator>Nicolas Sabouret</dc:creator>
              <dc:date>2016-08-26T17:12:00</dc:date>
            </office:change-info>
          </text:insertion>
        </text:changed-region>
        <text:changed-region xml:id="ct39504672" text:id="ct39504672">
          <text:deletion>
            <office:change-info>
              <dc:creator>Nicolas Sabouret</dc:creator>
              <dc:date>2016-08-26T17:12:00</dc:date>
            </office:change-info>
            <text:p text:style-name="P7"/>
            <text:p text:style-name="P7"/>
            <text:p text:style-name="P8">tout à fait en désaccord<text:tab/> plutôt en désaccord <text:s text:c="8"/>Sans opinion<text:tab/> <text:s/><text:span text:style-name="T7">plutôt d</text:span>'accord<text:tab/> <text:s text:c="6"/>Tout à fait d'accord </text:p>
            <text:p text:style-name="P8"/>
            <text:p text:style-name="P7"><text:span text:style-name="T8">4</text:span>. <text:span text:style-name="T9">L'agent 2</text:span> <text:span text:style-name="T10"><text:s/>ne considère que ses propres préférences dans le choix du restaurant</text:span>.</text:p>
            <text:p text:style-name="P7"/>
            <text:p text:style-name="P7"><text:span text:style-name="T11">tout à fait en désaccord<text:tab/> plutôt en désaccord <text:s text:c="8"/>Sans opinion<text:tab/> <text:s/></text:span><text:span text:style-name="T12">plutôt d</text:span><text:span text:style-name="T11">'accord<text:tab/> <text:s text:c="6"/>Tout à fait d'accord</text:span><text:line-break/></text:p>
            <text:p text:style-name="P7"/>
          </text:deletion>
        </text:changed-region>
        <text:changed-region xml:id="ct39505072" text:id="ct39505072">
          <text:deletion>
            <office:change-info>
              <dc:creator>Nicolas Sabouret</dc:creator>
              <dc:date>2016-08-26T17:11:00</dc:date>
            </office:change-info>
            <text:p text:style-name="P7"><text:span text:style-name="T6"> </text:span></text:p>
          </text:deletion>
        </text:changed-region>
        <text:changed-region xml:id="ct39518400" text:id="ct39518400">
          <text:deletion>
            <office:change-info>
              <dc:creator>Nicolas Sabouret</dc:creator>
              <dc:date>2016-08-26T17:12:00</dc:date>
            </office:change-info>
            <text:p text:style-name="P7">2. <text:span text:style-name="T9">L'agent 1</text:span> <text:span text:style-name="T10"><text:s/>ne considère que ses propres préférences dans le choix du restaurant</text:span>.</text:p>
            <text:p text:style-name="P7"/>
            <text:p text:style-name="P8">tout à fait en désaccord<text:tab/> plutôt en désaccord <text:s text:c="8"/>Sans opinion<text:tab/> <text:span text:style-name="T7">plutôt d</text:span>'accord<text:tab/> <text:s text:c="5"/>Tout à fait d'accord</text:p>
            <text:p text:style-name="P8"/>
            <text:p text:style-name="P7"><text:span text:style-name="T8">3</text:span>. <text:span text:style-name="T9">L'agent 2</text:span> <text:span text:style-name="T6">prend en compte les préférences de l'autre dans le choix du restaurant.</text:span></text:p>
          </text:deletion>
        </text:changed-region>
        <text:changed-region xml:id="ct39369136" text:id="ct39369136">
          <text:insertion>
            <office:change-info>
              <dc:creator>Nicolas Sabouret</dc:creator>
              <dc:date>2016-08-26T17:12:00</dc:date>
            </office:change-info>
          </text:insertion>
        </text:changed-region>
        <text:changed-region xml:id="ct39466272" text:id="ct39466272">
          <text:deletion>
            <office:change-info>
              <dc:creator>Nicolas Sabouret</dc:creator>
              <dc:date>2016-08-26T17:12:00</dc:date>
            </office:change-info>
            <text:p text:style-name="P7"><text:span text:style-name="T6">5</text:span></text:p>
          </text:deletion>
        </text:changed-region>
        <text:changed-region xml:id="ct39466464" text:id="ct39466464">
          <text:deletion>
            <office:change-info>
              <dc:creator>Nicolas Sabouret</dc:creator>
              <dc:date>2016-08-26T17:12:00</dc:date>
            </office:change-info>
            <text:p text:style-name="P9"><text:span text:style-name="T13">6</text:span>. L'agent 1 <text:span text:style-name="T14">est flexible dans le choix du restaurant</text:span>.</text:p>
            <text:p text:style-name="P7"/>
            <text:p text:style-name="P8">tout à fait en désaccord<text:tab/> plutôt en désaccord <text:s text:c="8"/>Sans opinion<text:tab/> <text:s/><text:span text:style-name="T7">plutôt d</text:span>'accord<text:tab/> <text:s text:c="6"/>Tout à fait d'accord</text:p>
            <text:p text:style-name="P7"/>
            <text:p text:style-name="P7"><text:span text:style-name="T13">7</text:span>. L'agent 2 <text:span text:style-name="T9">a une idée arrêtée sur le choix du restaurant</text:span>.<text:bookmark text:name="__DdeLink__1368_33425602811111111"/></text:p>
            <text:p text:style-name="P10"/>
            <text:p text:style-name="P8">tout à fait en désaccord<text:tab/> plutôt en désaccord <text:s text:c="8"/>Sans opinion<text:tab/> <text:s/><text:span text:style-name="T7">plutôt d</text:span>'accord<text:tab/> <text:s text:c="6"/>Tout à fait d'accord</text:p>
            <text:p text:style-name="P8"/>
            <text:p text:style-name="P7"><text:span text:style-name="T13">8</text:span>. L'agent 2 <text:span text:style-name="T14">est flexible dans le choix du restaurant</text:span>.</text:p>
            <text:p text:style-name="P7"/>
            <text:p text:style-name="P8">tout à fait en désaccord<text:tab/> plutôt en désaccord <text:s text:c="8"/>Sans opinion<text:tab/> <text:s/><text:span text:style-name="T7">plutôt d</text:span>'accord<text:tab/> <text:s text:c="6"/>Tout à fait d'accord</text:p>
            <text:p text:style-name="P11"/>
            <text:p text:style-name="P7"><text:span text:style-name="T13">9</text:span>. L'agent 1 <text:span text:style-name="T9">dirige le</text:span> dialogue.</text:p>
            <text:p text:style-name="P7"/>
            <text:p text:style-name="P8">tout à fait en désaccord<text:tab/> plutôt en désaccord <text:s text:c="8"/>Sans opinion<text:tab/> <text:s/><text:span text:style-name="T7">plutôt d</text:span>'accord<text:tab/> <text:s text:c="5"/>Tout à fait d'accord</text:p>
            <text:p text:style-name="P7"/>
            <text:p text:style-name="P7"><text:span text:style-name="T13">10</text:span>. L'agent 1 <text:span text:style-name="T14">est guidé par l'autre interlocuteur durant le dialogue.</text:span></text:p>
            <text:p text:style-name="P12"/>
            <text:p text:style-name="P13">tout à fait en désaccord<text:tab/> plutôt en désaccord <text:s text:c="8"/>Sans opinion<text:tab/> <text:s/><text:span text:style-name="T7">plutôt d</text:span>'accord<text:tab/> <text:s text:c="5"/>Tout à fait d'accord</text:p>
            <text:p text:style-name="P8"/>
            <text:p text:style-name="P7"><text:span text:style-name="T13">11</text:span>. L'agent 2 <text:span text:style-name="T9">dirige le</text:span> dialogue.</text:p>
            <text:p text:style-name="P7"/>
            <text:p text:style-name="P8">tout à fait en désaccord<text:tab/> plutôt en désaccord <text:s text:c="8"/>Sans opinion<text:tab/> <text:s/><text:span text:style-name="T7">plutôt d</text:span>'accord<text:tab/> <text:s text:c="5"/>Tout à fait d'accord</text:p>
            <text:p text:style-name="P7"/>
            <text:p text:style-name="P7"><text:span text:style-name="T13">12</text:span>. L'agent 2 <text:span text:style-name="T14">est guidé par l'autre interlocuteur durant le dialogue.</text:span></text:p>
            <text:p text:style-name="P12"/>
            <text:p text:style-name="P14"><text:span text:style-name="T15">tout à fait en désaccord<text:tab/> plutôt en désaccord <text:s text:c="8"/>Sans opinion<text:tab/> <text:s/></text:span><text:span text:style-name="T16">plutôt d</text:span><text:span text:style-name="T15">'accord<text:tab/> <text:s text:c="5"/>Tout à fait d'accord</text:span></text:p>
            <text:p text:style-name="P15"/>
          </text:deletion>
        </text:changed-region>
        <text:changed-region xml:id="ct39365344" text:id="ct39365344">
          <text:insertion>
            <office:change-info>
              <dc:creator>Nicolas Sabouret</dc:creator>
              <dc:date>2016-08-26T17:12:00</dc:date>
            </office:change-info>
          </text:insertion>
        </text:changed-region>
        <text:changed-region xml:id="ct39365136" text:id="ct39365136">
          <text:insertion>
            <office:change-info>
              <dc:creator>Nicolas Sabouret</dc:creator>
              <dc:date>2016-08-26T17:13:00</dc:date>
            </office:change-info>
          </text:insertion>
        </text:changed-region>
        <text:changed-region xml:id="ct39300464" text:id="ct39300464">
          <text:insertion>
            <office:change-info>
              <dc:creator>Nicolas Sabouret</dc:creator>
              <dc:date>2016-08-26T17:14:00</dc:date>
            </office:change-info>
          </text:insertion>
        </text:changed-region>
        <text:changed-region xml:id="ct39300656" text:id="ct39300656">
          <text:deletion>
            <office:change-info>
              <dc:creator>Nicolas Sabouret</dc:creator>
              <dc:date>2016-08-26T17:14:00</dc:date>
            </office:change-info>
            <text:p text:style-name="P16"/>
            <text:p text:style-name="P17"/>
            <text:p text:style-name="P9"/>
            <text:p text:style-name="P18">L'expérience commence maintenant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><text:s/></text:p>
      <text:p text:style-name="P1"><text:span text:style-name="T35">Nous allons vous présenter un ensemble de dialogues </text:span><text:s/>entre <text:s/><text:span text:style-name="T35">deux </text:span>agents artificiels <text:span text:style-name="T1">(l'agent 1 et l'agent 2). Ces agents </text:span>ont pour but de choisir un restaurant <text:span text:style-name="T1">où aller </text:span><text:change-start text:change-id="ct39308944"/><text:span text:style-name="T1">dîner.</text:span><text:change-end text:change-id="ct39308944"/><text:change text:change-id="ct39309520"/> </text:p>
      <text:p text:style-name="P1"/>
      <text:p text:style-name="P1">Chaque <text:change text:change-id="ct39305952"/>restaurant<text:change text:change-id="ct39304112"/><text:change-start text:change-id="ct39305120"/> <text:span text:style-name="T5">est caractérisé par </text:span><text:change-end text:change-id="ct39305120"/><text:change text:change-id="ct39310160"/><text:change-start text:change-id="ct39302336"/><text:span text:style-name="T5">un </text:span><text:change-end text:change-id="ct39302336"/>type de cuisine et <text:change text:change-id="ct39302672"/><text:change-start text:change-id="ct39303696"/><text:span text:style-name="T5">une </text:span><text:change-end text:change-id="ct39303696"/>ambiance<text:change text:change-id="ct39300064"/><text:change-start text:change-id="ct39312768"/>. <text:span text:style-name="T5">Voici la liste des restaurants possibles</text:span><text:span text:style-name="T5"><office:annotation><dc:creator>Nicolas Sabouret</dc:creator><dc:date>2016-08-26T17:06:23</dc:date><text:sender-initials>NS</text:sender-initials><text:p text:style-name="P56"><text:span text:style-name="T44">Il faut s’assurer que ce sont bien les 4 seuls restaurants à apparaître dans tes dialogues synthétiques</text:span></text:p></office:annotation></text:span><text:span text:style-name="T5"> :</text:span><text:change-end text:change-id="ct39312768"/><text:change text:change-id="ct39310848"/></text:p>
      <text:list xml:id="list570277007467058556" text:style-name="L8">
        <text:list-item>
          <text:p text:style-name="P38"><text:change-start text:change-id="ct38753472"/><text:span text:style-name="T5">« Chez </text:span><text:change-end text:change-id="ct38753472"/>Victor<text:change-start text:change-id="ct39360288"/> »<text:change-end text:change-id="ct39360288"/> : <text:change-start text:change-id="ct39364608"/><text:span text:style-name="T5">r</text:span><text:change-end text:change-id="ct39364608"/><text:change text:change-id="ct39347648"/>estaurant <text:change-start text:change-id="ct39324640"/><text:span text:style-name="T42">français</text:span><text:change-end text:change-id="ct39324640"/> avec une ambiance <text:change-start text:change-id="ct39386352"/><text:span text:style-name="T42">calme</text:span><text:change-end text:change-id="ct39386352"/>.</text:p>
        </text:list-item>
        <text:list-item>
          <text:p text:style-name="P38"><text:change-start text:change-id="ct39397504"/>« <text:change-end text:change-id="ct39397504"/>Dragon<text:change-start text:change-id="ct39309136"/> »<text:change-end text:change-id="ct39309136"/> : <text:change-start text:change-id="ct39335504"/><text:span text:style-name="T5">r</text:span><text:change-end text:change-id="ct39335504"/><text:change text:change-id="ct39306528"/>estaurant <text:change-start text:change-id="ct39805952"/><text:span text:style-name="T42">chinois</text:span><text:change-end text:change-id="ct39805952"/> avec une ambiance <text:change-start text:change-id="ct39326096"/><text:span text:style-name="T42">animée</text:span><text:change-end text:change-id="ct39326096"/>.</text:p>
        </text:list-item>
        <text:list-item>
          <text:p text:style-name="P38"><text:change-start text:change-id="ct39336544"/>« <text:change-end text:change-id="ct39336544"/>Le parisien<text:change-start text:change-id="ct39299744"/> »<text:change-end text:change-id="ct39299744"/> : <text:change-start text:change-id="ct39337280"/><text:span text:style-name="T5">r</text:span><text:change-end text:change-id="ct39337280"/><text:change text:change-id="ct39337472"/>estaurant <text:change-start text:change-id="ct39358864"/><text:span text:style-name="T42">français</text:span><text:change-end text:change-id="ct39358864"/> avec une ambiance <text:change-start text:change-id="ct39384032"/><text:span text:style-name="T42">calme</text:span><text:change-end text:change-id="ct39384032"/></text:p>
        </text:list-item>
        <text:list-item>
          <text:p text:style-name="P40"><text:change-start text:change-id="ct39252560"/>« <text:change-end text:change-id="ct39252560"/><text:change-start text:change-id="ct39359056"/><text:span text:style-name="T5">Adaggio »</text:span><text:change-end text:change-id="ct39359056"/><text:change text:change-id="ct39240016"/> : <text:change-start text:change-id="ct39366624"/><text:span text:style-name="T5">r</text:span><text:change-end text:change-id="ct39366624"/><text:change text:change-id="ct39252880"/>estaurant <text:change-start text:change-id="ct39384224"/><text:span text:style-name="T42">italien</text:span><text:change-end text:change-id="ct39384224"/> avec une ambiance <text:change-start text:change-id="ct39330688"/><text:span text:style-name="T42">calme</text:span><text:change-end text:change-id="ct39330688"/>.<text:change-start text:change-id="ct39381056"/><office:annotation><dc:creator>Nicolas Sabouret</dc:creator><dc:date>2016-08-26T17:04:03</dc:date><text:sender-initials>NS</text:sender-initials><text:p text:style-name="P56"><text:span text:style-name="T44">Jiliya est un restaurant asiatique à Paris…:-(</text:span></text:p><text:p text:style-name="P56"><text:span text:style-name="T44">Je propose aussi qu’on change le nom Victor → Chez Victor.</text:span></text:p></office:annotation><text:change-end text:change-id="ct39381056"/></text:p>
        </text:list-item>
      </text:list>
      <text:p text:style-name="P1"><text:s/></text:p>
      <text:p text:style-name="P3"><text:change-start text:change-id="ct39422064"/><text:span text:style-name="T35">Les dialogues sont écrits en anglais et l</text:span><text:change-end text:change-id="ct39422064"/><text:change text:change-id="ct39303504"/>es différents agents sont toujours désignés comme <text:change text:change-id="ct39424800"/><text:change-start text:change-id="ct39471728"/><text:span text:style-name="T20">A</text:span><text:change-end text:change-id="ct39471728"/><text:span text:style-name="T3">gent</text:span><text:change text:change-id="ct39365696"/><text:span text:style-name="T3">1 </text:span><text:span text:style-name="T4">et </text:span><text:change text:change-id="ct39422304"/><text:change-start text:change-id="ct39465392"/><text:span text:style-name="T20">A</text:span><text:change-end text:change-id="ct39465392"/><text:span text:style-name="T3">gent</text:span><text:change text:change-id="ct39433360"/><text:span text:style-name="T3">2.</text:span><text:change text:change-id="ct39303152"/><text:change-start text:change-id="ct39327296"/><text:span text:style-name="T4"><office:annotation><dc:creator>Nicolas Sabouret</dc:creator><dc:date>2016-08-26T17:07:01</dc:date><text:sender-initials>NS</text:sender-initials><text:p text:style-name="P56"><text:span text:style-name="T44">Je ne vois pas ce qu’apporte cette remarque. Les sujets ne verront qu’un texte si on fait de l’inter-sujet...</text:span></text:p></office:annotation></text:span><text:change-end text:change-id="ct39327296"/></text:p>
      <text:p text:style-name="P1"/>
      <text:p text:style-name="P4"><text:change text:change-id="ct39259840"/><text:change-start text:change-id="ct39302896"/><text:span text:style-name="T5">Vous devrez ensuite répondre des</text:span><text:change-end text:change-id="ct39302896"/> questions <text:change-start text:change-id="ct39407232"/><text:span text:style-name="T5">qui </text:span><text:change-end text:change-id="ct39407232"/>vous seront posées en deux étapes. <text:change-start text:change-id="ct39327088"/><text:span text:style-name="T5">Tout d’</text:span><text:change-end text:change-id="ct39327088"/><text:change text:change-id="ct39327760"/>abord, nous vous demanderons de répondre à des questions de compréhension sur le dialogue. Ensuite, nous vous demanderons de répondre à des questions sur le comportement des deux agents durant le dialogue.</text:p>
      <text:p text:style-name="P23"/>
      <text:p text:style-name="P23"/>
      <text:p text:style-name="P23"><text:tab/><text:span text:style-name="T40">Nous allons faire un premier essai à titre d'exemple. Vos réponses ne seront pas enregistrées.</text:span><text:change-start text:change-id="ct39249968"/><text:span text:style-name="T40"><office:annotation><dc:creator>Nicolas Sabouret</dc:creator><dc:date>2016-08-26T17:09:32</dc:date><text:sender-initials>NS</text:sender-initials><text:p text:style-name="P56"><text:span text:style-name="T44">Aïe ! Tu utilises un de tes dialogues comme exemple ? Il ne faut surtout pas : refais un exemple bidon !</text:span></text:p><text:p text:style-name="P56"><text:span text:style-name="T44">Et ne fais pas un exemple trop long !</text:span></text:p></office:annotation></text:span><text:change-end text:change-id="ct39249968"/><text:change-start text:change-id="ct39427312"/></text:p>
      <text:p text:style-name="P23"/>
      <text:p text:style-name="P35">Voici un extrait de dialogue entre Agent1 et Agent2<text:change-end text:change-id="ct39427312"/><text:change-start text:change-id="ct39425328"/> :<text:change-end text:change-id="ct39425328"/></text:p>
      <text:p text:style-name="P5"><text:s text:c="2"/></text:p>
      <text:p text:style-name="P5"><text:s text:c="4"/>Agent1 says "I propose that we choose <text:change-start text:change-id="ct39430976"/><text:span text:style-name="T5">C</text:span><text:change-end text:change-id="ct39430976"/><text:change text:change-id="ct39258304"/>hinese <text:change-start text:change-id="ct39261792"/><text:span text:style-name="T5">c</text:span><text:change-end text:change-id="ct39261792"/><text:change text:change-id="ct39448272"/>uisine." </text:p>
      <text:p text:style-name="P5"><text:s text:c="2"/></text:p>
      <text:p text:style-name="P5"><text:s text:c="4"/>Agent2 says "I prefer <text:change-start text:change-id="ct39444832"/><text:span text:style-name="T5">F</text:span><text:change-end text:change-id="ct39444832"/><text:change text:change-id="ct39444512"/>rench over <text:change-start text:change-id="ct39478800"/><text:span text:style-name="T5">C</text:span><text:change-end text:change-id="ct39478800"/><text:change text:change-id="ct39260912"/>hinese." </text:p>
      <text:p text:style-name="P5"><text:s text:c="2"/></text:p>
      <text:p text:style-name="P5"><text:s text:c="4"/>Agent1 says "<text:change-start text:change-id="ct39259280"/><text:span text:style-name="T5">C</text:span><text:change-end text:change-id="ct39259280"/><text:change text:change-id="ct39449184"/>hinese is my favorite <text:change-start text:change-id="ct39473296"/><text:span text:style-name="T5">c</text:span><text:change-end text:change-id="ct39473296"/><text:change text:change-id="ct39449776"/>uisine." </text:p>
      <text:p text:style-name="P5"><text:s text:c="2"/></text:p>
      <text:p text:style-name="P5"><text:s text:c="4"/>Agent2 says "I prefer <text:change-start text:change-id="ct39453648"/>T<text:change-end text:change-id="ct39453648"/><text:change text:change-id="ct39408480"/>urkish over <text:change-start text:change-id="ct39421616"/><text:span text:style-name="T5">C</text:span><text:change-end text:change-id="ct39421616"/><text:change text:change-id="ct39258608"/>hinese." </text:p>
      <text:p text:style-name="P5"><text:s text:c="2"/></text:p>
      <text:p text:style-name="P5"><text:s text:c="4"/>Agent1 says "I prefer <text:change-start text:change-id="ct39449968"/><text:span text:style-name="T5">C</text:span><text:change-end text:change-id="ct39449968"/><text:change text:change-id="ct39405840"/>hinese over <text:change-start text:change-id="ct39408016"/><text:span text:style-name="T5">T</text:span><text:change-end text:change-id="ct39408016"/><text:change text:change-id="ct39408208"/>urkish." <text:change text:change-id="ct39476224"/></text:p>
      <text:p text:style-name="P5"><text:s text:c="2"/></text:p>
      <text:p text:style-name="P5"><text:s text:c="4"/>Agent2 says "I propose that we choose <text:change-start text:change-id="ct39453008"/>F<text:change-end text:change-id="ct39453008"/><text:change text:change-id="ct39455936"/>rench <text:span text:style-name="T41">c</text:span>uisine." </text:p>
      <text:p text:style-name="P5"><text:s text:c="2"/></text:p>
      <text:p text:style-name="P5"><text:s text:c="4"/>Agent1 says "I propose that we choose <text:change-start text:change-id="ct39476416"/><text:span text:style-name="T5">D</text:span><text:change-end text:change-id="ct39476416"/><text:change text:change-id="ct39455136"/><text:span text:style-name="T5">ragon</text:span> restaurant." </text:p>
      <text:p text:style-name="P5"><text:s text:c="2"/></text:p>
      <text:p text:style-name="P5"><text:s text:c="4"/>Agent2 says "Okay, I'll call to book a table." <text:change text:change-id="ct39407776"/><text:change text:change-id="ct39407584"/></text:p>
      <text:p text:style-name="P5"/>
      <text:p text:style-name="P5"/>
      <text:p text:style-name="P26">Première étape : <text:span text:style-name="T36">Vous allez répondre </text:span><text:span text:style-name="T37">à</text:span><text:span text:style-name="T36"> des questions simples sur le dialogue que vous venez de </text:span><text:soft-page-break/><text:span text:style-name="T36">lire.</text:span></text:p>
      <text:p text:style-name="P26"/>
      <text:p text:style-name="P6">1. Le restaurant choisi est le re<text:change-start text:change-id="ct52681744"/><text:span text:style-name="T43">s</text:span><text:change-end text:change-id="ct52681744"/>taurant <text:change text:change-id="ct39419696"/><text:change-start text:change-id="ct39461136"/><text:span text:style-name="T5">Dragon</text:span><text:change-end text:change-id="ct39461136"/></text:p>
      <text:p text:style-name="P9"><text:span text:style-name="T15"><text:tab/></text:span><text:span text:style-name="T34">Oui <text:tab/><text:tab/>Non <text:tab/><text:tab/>Je ne sais pas</text:span></text:p>
      <text:p text:style-name="P30"/>
      <text:p text:style-name="P9"/>
      <text:p text:style-name="P34">2. L'agent 2 prèfère la cuisine Japonaise à la cuisine Française.</text:p>
      <text:p text:style-name="P30"><text:change-start text:change-id="ct39441424"/><text:tab/><text:change-end text:change-id="ct39441424"/>Oui <text:tab/><text:tab/>Non <text:tab/><text:tab/>Je ne sais pas</text:p>
      <text:p text:style-name="P9"/>
      <text:p text:style-name="P33">Deuxième étape : <text:span text:style-name="T36">Vous allez répondre à un questionnaire pour donner votre avis sur le comportement des agent</text:span><text:span text:style-name="T38">s</text:span><text:span text:style-name="T36"> durant le dialogue. Il n</text:span><text:change-start text:change-id="ct39456352"/><text:span text:style-name="T36">’</text:span><text:change-end text:change-id="ct39456352"/><text:span text:style-name="T36">y a pas de bonne ou de mauvaise réponse, </text:span><text:span text:style-name="T37">seul</text:span><text:span text:style-name="T36"> votre avis nous intéresse. </text:span><text:span text:style-name="T39">Veuillez choisir la réponse qui vous semble la plus juste sur une échelle de tout à fait en désaccord <text:s/>à tout à fait d'accord.</text:span></text:p>
      <text:p text:style-name="P32"/>
      <text:p text:style-name="P7">1. <text:span text:style-name="T9">L'agent 1</text:span> <text:span text:style-name="T6">prend en compte les préférences de l'autre dans le choix du restaurant.</text:span><text:change text:change-id="ct39462400"/><text:change-start text:change-id="ct39441616"/><text:span text:style-name="T6"><office:annotation><dc:creator>Nicolas Sabouret</dc:creator><dc:date>2016-08-26T17:12:04</dc:date><text:sender-initials>NS</text:sender-initials><text:p text:style-name="P56"><text:span text:style-name="T44">Je ne pense pas qu’il faut mettre toutes les questions dans la démo : juste une ou deux.</text:span></text:p></office:annotation></text:span><text:change-end text:change-id="ct39441616"/></text:p>
      <text:p text:style-name="P7"/>
      <text:p text:style-name="P8">tout à fait en désaccord<text:tab/> plutôt en désaccord <text:s text:c="8"/>Sans opinion <text:s text:c="4"/><text:span text:style-name="T7">plutôt d'accord</text:span><text:tab/>Tout à fait d'accord</text:p>
      <text:p text:style-name="P7"/>
      <text:p text:style-name="P7"><text:change text:change-id="ct39504672"/><text:change text:change-id="ct39505072"/><text:change text:change-id="ct39518400"/><text:change-start text:change-id="ct39369136"/><text:span text:style-name="T6">2</text:span><text:change-end text:change-id="ct39369136"/><text:change text:change-id="ct39466272"/>. L'agent 1 <text:span text:style-name="T9">a une idée arrêtée sur le choix du restaurant</text:span>.<text:bookmark text:name="__DdeLink__1368_334256028"/></text:p>
      <text:p text:style-name="P7"/>
      <text:p text:style-name="P8">tout à fait en désaccord<text:tab/> plutôt en désaccord <text:s text:c="7"/><text:span text:style-name="T7">Sans opinion </text:span><text:tab/> <text:s/><text:span text:style-name="T7">plutôt d</text:span>'accord<text:tab/> <text:s text:c="6"/>Tout à fait d'accord</text:p>
      <text:p text:style-name="P7"/>
      <text:p text:style-name="P15"><text:change text:change-id="ct39466464"/><text:change-start text:change-id="ct39365344"/></text:p>
      <text:p text:style-name="P16"><text:soft-page-break/>Dans l’expérience, vous aurez à répondre à 2 questions de compréhension et à 12 questions<text:change-end text:change-id="ct39365344"/><text:change-start text:change-id="ct39365136"/> de comportement, sur la base du dialogue qui vous sera présenté.</text:p>
      <text:p text:style-name="P16"/>
      <text:p text:style-name="P16">Si vous êtes prêt, cliquez sur le bouton « suivant » pour commencer l’exp<text:change-end text:change-id="ct39365136"/><text:change-start text:change-id="ct39300464"/>érience.<text:change-end text:change-id="ct39300464"/><text:change text:change-id="ct393006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51:39.106386307</meta:creation-date>
    <dc:date>2016-08-29T13:43:49.712540647</dc:date>
    <meta:editing-duration>PT57M36S</meta:editing-duration>
    <meta:editing-cycles>13</meta:editing-cycles>
    <meta:generator>LibreOffice/4.2.8.2$Linux_X86_64 LibreOffice_project/420m0$Build-2</meta:generator>
    <meta:print-date>2016-08-26T15:36:27.138700797</meta:print-date>
    <meta:document-statistic meta:table-count="0" meta:image-count="0" meta:object-count="0" meta:page-count="3" meta:paragraph-count="40" meta:word-count="454" meta:character-count="2726" meta:non-whitespace-character-count="2202"/>
  </office:meta>
</office:document-meta>
</file>